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edcb" officeooo:paragraph-rsid="001bedcb"/>
    </style:style>
    <style:style style:name="P2" style:family="paragraph" style:parent-style-name="Standard">
      <style:text-properties officeooo:rsid="00208a00" officeooo:paragraph-rsid="00208a00"/>
    </style:style>
    <style:style style:name="P3" style:family="paragraph" style:parent-style-name="Standard">
      <style:text-properties officeooo:rsid="00228fd5" officeooo:paragraph-rsid="00228fd5"/>
    </style:style>
    <style:style style:name="P4" style:family="paragraph" style:parent-style-name="Standard">
      <style:text-properties officeooo:rsid="00231bbe" officeooo:paragraph-rsid="00252dc3"/>
    </style:style>
    <style:style style:name="P5" style:family="paragraph" style:parent-style-name="Standard">
      <style:text-properties officeooo:rsid="00234b89" officeooo:paragraph-rsid="00234b89"/>
    </style:style>
    <style:style style:name="P6" style:family="paragraph" style:parent-style-name="Standard">
      <style:text-properties fo:font-weight="bold" officeooo:rsid="001bedcb" officeooo:paragraph-rsid="001bedcb" style:font-weight-asian="bold" style:font-weight-complex="bold"/>
    </style:style>
    <style:style style:name="P7" style:family="paragraph" style:parent-style-name="Standard">
      <style:text-properties officeooo:rsid="00252dc3" officeooo:paragraph-rsid="00252dc3"/>
    </style:style>
    <style:style style:name="P8" style:family="paragraph" style:parent-style-name="Standard">
      <style:text-properties officeooo:rsid="00252dc3" officeooo:paragraph-rsid="00273ced"/>
    </style:style>
    <style:style style:name="P9" style:family="paragraph" style:parent-style-name="Standard">
      <style:text-properties officeooo:rsid="002a3a37" officeooo:paragraph-rsid="002a3a37"/>
    </style:style>
    <style:style style:name="P10" style:family="paragraph" style:parent-style-name="Standard">
      <style:text-properties officeooo:rsid="002b7736" officeooo:paragraph-rsid="002b7736"/>
    </style:style>
    <style:style style:name="T1" style:family="text">
      <style:text-properties officeooo:rsid="001c056b"/>
    </style:style>
    <style:style style:name="T2" style:family="text">
      <style:text-properties officeooo:rsid="001fcfe7"/>
    </style:style>
    <style:style style:name="T3" style:family="text">
      <style:text-properties fo:font-weight="bold" style:font-weight-asian="bold" style:font-weight-complex="bold"/>
    </style:style>
    <style:style style:name="T4" style:family="text">
      <style:text-properties fo:font-weight="bold" officeooo:rsid="00228fd5" style:font-weight-asian="bold" style:font-weight-complex="bold"/>
    </style:style>
    <style:style style:name="T5" style:family="text">
      <style:text-properties fo:font-weight="bold" officeooo:rsid="00252dc3" style:font-weight-asian="bold" style:font-weight-complex="bold"/>
    </style:style>
    <style:style style:name="T6" style:family="text">
      <style:text-properties fo:font-weight="bold" officeooo:rsid="00279410" style:font-weight-asian="bold" style:font-weight-complex="bold"/>
    </style:style>
    <style:style style:name="T7" style:family="text">
      <style:text-properties fo:font-weight="bold" officeooo:rsid="00293f14" style:font-weight-asian="bold" style:font-weight-complex="bold"/>
    </style:style>
    <style:style style:name="T8" style:family="text">
      <style:text-properties fo:font-weight="bold" officeooo:rsid="00273ced" style:font-weight-asian="bold" style:font-weight-complex="bold"/>
    </style:style>
    <style:style style:name="T9" style:family="text">
      <style:text-properties officeooo:rsid="00228fd5"/>
    </style:style>
    <style:style style:name="T10" style:family="text">
      <style:text-properties officeooo:rsid="00234b89"/>
    </style:style>
    <style:style style:name="T11" style:family="text">
      <style:text-properties officeooo:rsid="00252dc3"/>
    </style:style>
    <style:style style:name="T12" style:family="text">
      <style:text-properties officeooo:rsid="0025c8e3"/>
    </style:style>
    <style:style style:name="T13" style:family="text">
      <style:text-properties officeooo:rsid="00273ced"/>
    </style:style>
    <style:style style:name="T14" style:family="text">
      <style:text-properties fo:color="#ce181e" fo:font-weight="bold" style:font-weight-asian="bold" style:font-weight-complex="bold"/>
    </style:style>
    <style:style style:name="T15" style:family="text">
      <style:text-properties fo:font-size="14pt" style:text-underline-style="solid" style:text-underline-width="auto" style:text-underline-color="font-color" fo:font-weight="bold" officeooo:rsid="0025c8e3" style:font-size-asian="14pt" style:font-weight-asian="bold" style:font-size-complex="14pt" style:font-weight-complex="bold"/>
    </style:style>
    <style:style style:name="T16" style:family="text">
      <style:text-properties officeooo:rsid="002a3a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1">#1 / PAIEMENT STRIPE</text:span> :</text:p>
      <text:p text:style-name="P1"/>
      <text:p text:style-name="P1"><text:a xlink:type="simple" xlink:href="https://www.getting-web.com/hebergement-semie-dedie-avec-infogerance/" text:style-name="Internet_20_link" text:visited-style-name="Visited_20_Internet_20_Link">https://www.getting-web.com/hebergement-semie-dedie-avec-infogerance/</text:a>##</text:p>
      <text:p text:style-name="P1"/>
      <text:p text:style-name="P3">Il s’agit avant tous d’un formulaire de paiement Stripe, en plusieurs étapes , avec cepebdabt un choix possible de paiement via virement bancaire (RIB)</text:p>
      <text:p text:style-name="P1"/>
      <text:p text:style-name="P1">Sur cette page, si vous cliquez sur commander, vous avez <text:span text:style-name="T9">la</text:span> <text:span text:style-name="T2">fenêtre</text:span> modale <text:span text:style-name="T9">du form</text:span>, avec <text:span text:style-name="T9">ses </text:span>5 étapes, il faudrait corriger et connecter les données sur une base de donnée et intégrer stripe. <text:span text:style-name="T2">Voici en détails ;</text:span></text:p>
      <text:p text:style-name="P1"/>
      <text:p text:style-name="P1"><text:span text:style-name="T3">Etape #1 :<text:line-break/></text:span>(ok) <text:span text:style-name="T1">(ici ont choisi le forfait , selon celui ci le prix devra varier, notamment en étape 4 (basic 19,99€ , standard : 35,50€, 49,99, business : 99,99€)</text:span></text:p>
      <text:p text:style-name="P1"/>
      <text:p text:style-name="P1"><text:span text:style-name="T3">Etape </text:span><text:span text:style-name="T4">#</text:span><text:span text:style-name="T3">2 : KO </text:span><text:line-break/>(quand vous choisissez un SSL, <text:span text:style-name="T1">j’aimerais</text:span> switcher <text:span text:style-name="T1">d’un</text:span> texte 1, 2 et 3 sans laisser l’ensemble des texte affiché <text:span text:style-name="T2">sur la droite</text:span>, c’est à dire un seul texte affiché à la fois, si je clique sur SSL gratuit, je n’est que le texte 1, si je clique sur SSL Business, je n’est que le texte 3 <text:span text:style-name="T2">etc...</text:span></text:p>
      <text:p text:style-name="P1"/>
      <text:p text:style-name="P2">En dessous, vous avez aussi des options (radio, case à cocher) il faut que selon les choix, le prix varie forcement (voir les + 10€ etc.)</text:p>
      <text:p text:style-name="P2"/>
      <text:p text:style-name="P2"><text:span text:style-name="T3">Etape #3 (ok)</text:span><text:line-break/><text:line-break/><text:span text:style-name="T3">Etape </text:span><text:span text:style-name="T4">#</text:span><text:span text:style-name="T3">4 : (paiement)</text:span></text:p>
      <text:p text:style-name="P2"><text:span text:style-name="T3"/></text:p>
      <text:p text:style-name="P5"><text:span text:style-name="T3">Quand ont clique sur « payer » il faut afficher un message et retourner sur la page d’hebergement (ou sur une autre page peut importe)<text:line-break/><text:line-break/>A/ Je dois recevoir un email qui me notifie de la commande<text:line-break/>B/ L’internaut dois recevoir un email de récapitulatif<text:line-break/>C/ La commande dois être sauvé dans la base SQL de wordpress , avec possibilité de les voir dans le backoffice WP (de les afficher, supprimer, afficher les dernières cmd en premiers)</text:span></text:p>
      <text:p text:style-name="P2"><text:span text:style-name="T3"/></text:p>
      <text:p text:style-name="P5"><text:span text:style-name="T3">ATTENTION : Si le client chosii un p</text:span><text:span text:style-name="T5">a</text:span><text:span text:style-name="T3">i</text:span><text:span text:style-name="T5">e</text:span><text:span text:style-name="T3">ment CB, ont envois donc les paiement sur stripe avec les meta complète du client (voir la doc stripe pour créer des meta)<text:line-break/><text:line-break/>Si le le client clique sur virement bancaire, la ont lui envois un email avec un numéro de RIB</text:span></text:p>
      <text:p text:style-name="P2"><text:span text:style-name="T3"/></text:p>
      <text:p text:style-name="P4"><text:span text:style-name="T10">NOTE : </text:span>J’aimerais bien avoir un fichier CFG, qui me permettrait de changer les prix et les option des prix…</text:p>
      <text:p text:style-name="P4"/>
      <text:p text:style-name="P4"><text:span text:style-name="T11">NOTE2 : à cause des robots spams, il faudrait ajouter le « simple match captcha » que vous avez dans le dossier /multi-step-form</text:span><text:line-break/></text:p>
      <text:p text:style-name="P4"><text:span text:style-name="T11">Il faudrait activer « simple match captcha » seulement à la fin et seulement si le client choisi le paiement via virement bancaire (RIB), car les robots ne passeront pas le form de CB par contre le form de virement oui et cela évitera aux utilisateurs CB de ce compliquer la vie.</text:span><text:line-break/><text:line-break/><text:span text:style-name="T5">#2/ INSTALLATION DE </text:span><text:span text:style-name="T7">SIMPLE </text:span><text:span text:style-name="T5">MATH CAPTCHA </text:span></text:p>
      <text:p text:style-name="P7"><text:soft-page-break/>Sur tous mes formaulires :<text:line-break/>- Contact</text:p>
      <text:p text:style-name="P7">- Devis</text:p>
      <text:p text:style-name="P7">- Avis clients<text:line-break/><text:span text:style-name="T3"><text:line-break/>#3/ AVIS CLIENT</text:span><text:span text:style-name="T6">S</text:span><text:line-break/><text:line-break/>J’ai installé un module « super testimonial » , j’ai installé la version complète mais elle ne fonctionne pas, j’ai du installer la version demo (c’est un comble). J’ai donc du modifier ce module pour l’adapter au mieux à mes besoins… cependant il manque des choses…<text:line-break/><text:line-break/><text:span text:style-name="T14">Serais il plus simple de créer un plugin à nous ? Il me faut juste ceci :</text:span><text:line-break/><text:line-break/>- Affichage des avis en <text:span text:style-name="T13">carrousel</text:span> dans page footer <text:line-break/><text:line-break/><text:a xlink:type="simple" xlink:href="https://www.getting-web.com/votre-avis-nous-interesse/" text:style-name="Internet_20_link" text:visited-style-name="Visited_20_Internet_20_Link">https://www.getting-web.com/votre-avis-nous-interesse/</text:a><text:line-break/>Sur cette page, j’aimerais afficher 8 commentaires par page (avec une pagination)<text:line-break/>- Le form <text:span text:style-name="T16">de soumission d’avis </text:span>est <text:span text:style-name="T12">incomplet</text:span> il <text:span text:style-name="T12">faudrait</text:span> rajouter les étoiles, <text:span text:style-name="T12">un form captcha math et un upload d’image (les images peuvent être stocké dans un autre dossier que celui de WP/upload)<text:line-break/><text:line-break/></text:span><text:a xlink:type="simple" xlink:href="https://www.getting-web.com/assistance-accompagnement-prestashop/" text:style-name="Internet_20_link" text:visited-style-name="Visited_20_Internet_20_Link"><text:span text:style-name="T12">https://www.getting-web.com/assistance-accompagnement-prestashop/</text:span></text:a><text:span text:style-name="T12"><text:line-break/>Sur cette page n’afficher que 6 commentaires.<text:line-break/><text:line-break/></text:span><text:span text:style-name="T15">Gestion dans le backoffice WP</text:span></text:p>
      <text:p text:style-name="P7"/>
      <text:p text:style-name="P8">- Les clients peuvent <text:span text:style-name="T13">ajouter des commentaires, la mise en ligne dois être validé (je dois pouvoir la modifier, la valider ou la supprimer)<text:line-break/><text:line-break/>J’aimerais pouvoir catégoriser par moi même les avis, par exemple certains clients sont des clients ponctuel , d’autres pour des suivis etc.. par exemple selon les type de prestastions :<text:line-break/><text:line-break/>- Intervention ponctuel<text:line-break/>- Marketing direct<text:line-break/>- SEO<text:line-break/>- Maintenance prestashop<text:line-break/>-etc…<text:line-break/><text:line-break/>Je dois pouvoir ajouter des catégories et ainsi y associer les avis.<text:line-break/><text:line-break/>OPTION : une fois les avis les avis catégorisé, je pourrais afficher des avis par leurs id de catégorie si besoin…<text:line-break/></text:span><text:span text:style-name="T8">MISE EN AVANT</text:span></text:p>
      <text:p text:style-name="P9">Le top serais de pouvoir choisir les avis à mettre en avant, car par défaut, ont affiche les derniers avis client, mais j’aimerais aussi pouvoir choisir de mettre en avant ceux qui m’intéresse le plus… c’est possible de faire cela facilement ?</text:p>
      <text:p text:style-name="P9"/>
      <text:p text:style-name="P10">CONSEILS : N’oubliez pas de noter les fichiers que vous modifiez, pour savoir ce que je dois faire ensu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09:01:46.231497000</meta:creation-date>
    <dc:date>2019-06-24T11:47:04.795333000</dc:date>
    <meta:editing-duration>PT1H31M27S</meta:editing-duration>
    <meta:editing-cycles>9</meta:editing-cycles>
    <meta:generator>LibreOffice/6.1.5.2$MacOSX_X86_64 LibreOffice_project/90f8dcf33c87b3705e78202e3df5142b201bd805</meta:generator>
    <meta:document-statistic meta:table-count="0" meta:image-count="0" meta:object-count="0" meta:page-count="2" meta:paragraph-count="19" meta:word-count="731" meta:character-count="4255" meta:non-whitespace-character-count="3524"/>
  </office:meta>
</office:document-meta>
</file>